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e2f4" officeooo:paragraph-rsid="0018e2f4"/>
    </style:style>
    <style:style style:name="P2" style:family="paragraph" style:parent-style-name="Standard">
      <style:text-properties officeooo:rsid="0018e2f4" officeooo:paragraph-rsid="001ac443"/>
    </style:style>
    <style:style style:name="P3" style:family="paragraph" style:parent-style-name="Standard">
      <style:text-properties officeooo:rsid="0018e2f4" officeooo:paragraph-rsid="001da7bc"/>
    </style:style>
    <style:style style:name="P4" style:family="paragraph" style:parent-style-name="Standard">
      <style:text-properties officeooo:rsid="0018e2f4" officeooo:paragraph-rsid="0020d27f"/>
    </style:style>
    <style:style style:name="P5" style:family="paragraph" style:parent-style-name="Standard">
      <style:text-properties officeooo:paragraph-rsid="001ac443"/>
    </style:style>
    <style:style style:name="P6" style:family="paragraph" style:parent-style-name="Standard">
      <style:text-properties officeooo:rsid="001da7bc" officeooo:paragraph-rsid="001da7bc"/>
    </style:style>
    <style:style style:name="P7" style:family="paragraph" style:parent-style-name="Standard">
      <style:text-properties officeooo:rsid="001da7bc" officeooo:paragraph-rsid="0020d27f"/>
    </style:style>
    <style:style style:name="P8" style:family="paragraph" style:parent-style-name="Standard">
      <style:text-properties officeooo:rsid="0025651d" officeooo:paragraph-rsid="0025651d"/>
    </style:style>
    <style:style style:name="P9" style:family="paragraph" style:parent-style-name="Table_20_Contents">
      <style:text-properties officeooo:rsid="0018e2f4" officeooo:paragraph-rsid="0018e2f4"/>
    </style:style>
    <style:style style:name="P10" style:family="paragraph" style:parent-style-name="Table_20_Contents">
      <style:text-properties officeooo:rsid="0018e2f4" officeooo:paragraph-rsid="001ac443"/>
    </style:style>
    <style:style style:name="P11" style:family="paragraph" style:parent-style-name="Table_20_Contents">
      <style:text-properties officeooo:rsid="0018e2f4" officeooo:paragraph-rsid="001da7bc"/>
    </style:style>
    <style:style style:name="P12" style:family="paragraph" style:parent-style-name="Table_20_Contents">
      <style:text-properties officeooo:rsid="0018e2f4" officeooo:paragraph-rsid="0020d27f"/>
    </style:style>
    <style:style style:name="P13" style:family="paragraph" style:parent-style-name="Table_20_Contents">
      <style:text-properties officeooo:paragraph-rsid="001ac443"/>
    </style:style>
    <style:style style:name="P14" style:family="paragraph" style:parent-style-name="Table_20_Contents">
      <style:text-properties officeooo:paragraph-rsid="001da7bc"/>
    </style:style>
    <style:style style:name="P15" style:family="paragraph" style:parent-style-name="Table_20_Contents">
      <style:text-properties officeooo:paragraph-rsid="0020d27f"/>
    </style:style>
    <style:style style:name="P16" style:family="paragraph" style:parent-style-name="Standard">
      <style:text-properties officeooo:rsid="001da7bc" officeooo:paragraph-rsid="0020d27f"/>
    </style:style>
    <style:style style:name="P17" style:family="paragraph" style:parent-style-name="Standard">
      <style:text-properties officeooo:rsid="001da7bc" officeooo:paragraph-rsid="00259dba"/>
    </style:style>
    <style:style style:name="P18" style:family="paragraph" style:parent-style-name="Standard">
      <style:text-properties officeooo:rsid="00259dba" officeooo:paragraph-rsid="00259dba"/>
    </style:style>
    <style:style style:name="P19" style:family="paragraph" style:parent-style-name="Standard">
      <style:text-properties officeooo:rsid="0026041f" officeooo:paragraph-rsid="0026041f"/>
    </style:style>
    <style:style style:name="P20" style:family="paragraph" style:parent-style-name="Standard">
      <style:text-properties officeooo:rsid="00288c89" officeooo:paragraph-rsid="00288c89"/>
    </style:style>
    <style:style style:name="P21" style:family="paragraph" style:parent-style-name="Table_20_Contents">
      <style:text-properties officeooo:rsid="0018e2f4" officeooo:paragraph-rsid="00259dba"/>
    </style:style>
    <style:style style:name="P22" style:family="paragraph" style:parent-style-name="Table_20_Contents">
      <style:text-properties officeooo:paragraph-rsid="00259dba"/>
    </style:style>
    <style:style style:name="T1" style:family="text">
      <style:text-properties officeooo:rsid="001ac443"/>
    </style:style>
    <style:style style:name="T2" style:family="text">
      <style:text-properties officeooo:rsid="001f76a4"/>
    </style:style>
    <style:style style:name="T3" style:family="text">
      <style:text-properties officeooo:rsid="0020d27f"/>
    </style:style>
    <style:style style:name="T4" style:family="text">
      <style:text-properties officeooo:rsid="0021f3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com Ifs caminho c1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C1</text:p>
          </table:table-cell>
          <table:table-cell table:style-name="Table1.A1" office:value-type="string">
            <text:p text:style-name="P9">c3</text:p>
          </table:table-cell>
          <table:table-cell table:style-name="Table1.C1" office:value-type="string">
            <text:p text:style-name="P9">c3- c1</text:p>
          </table:table-cell>
        </table:table-row>
        <table:table-row>
          <table:table-cell table:style-name="Table1.A2" office:value-type="string">
            <text:p text:style-name="P9">0.0011827000005723675</text:p>
          </table:table-cell>
          <table:table-cell table:style-name="Table1.A2" office:value-type="string">
            <text:p text:style-name="P9">0.0632461000001058</text:p>
          </table:table-cell>
          <table:table-cell table:style-name="Table1.C2" office:value-type="string">
            <text:p text:style-name="P9">0,06206339999953343</text:p>
          </table:table-cell>
        </table:table-row>
        <table:table-row>
          <table:table-cell table:style-name="Table1.A2" office:value-type="string">
            <text:p text:style-name="Table_20_Contents">0.0031050999998115</text:p>
          </table:table-cell>
          <table:table-cell table:style-name="Table1.A2" office:value-type="string">
            <text:p text:style-name="Table_20_Contents">0.01268290000048182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.0029785999996420286</text:p>
          </table:table-cell>
          <table:table-cell table:style-name="Table1.A2" office:value-type="string">
            <text:p text:style-name="Table_20_Contents">0.0150740999998333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.003033400000003894</text:p>
          </table:table-cell>
          <table:table-cell table:style-name="Table1.A2" office:value-type="string">
            <text:p text:style-name="Table_20_Contents">0.0120131000000583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.0</text:p>
          </table:table-cell>
          <table:table-cell table:style-name="Table1.A2" office:value-type="string">
            <text:p text:style-name="Table_20_Contents">0.009611500000096385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2">Teste com Ifs caminho c<text:span text:style-name="T1">2</text:span>:</text:p>
      <text:p text:style-name="P2"/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C<text:span text:style-name="T1">2</text:span></text:p>
          </table:table-cell>
          <table:table-cell table:style-name="Table2.A1" office:value-type="string">
            <text:p text:style-name="P10">c<text:span text:style-name="T1">3</text:span></text:p>
          </table:table-cell>
          <table:table-cell table:style-name="Table2.C1" office:value-type="string">
            <text:p text:style-name="P10">c<text:span text:style-name="T1">3</text:span>- c<text:span text:style-name="T1">2</text:span></text:p>
          </table:table-cell>
        </table:table-row>
        <table:table-row>
          <table:table-cell table:style-name="Table2.A2" office:value-type="string">
            <text:p text:style-name="P10">0.003132700000423938</text:p>
          </table:table-cell>
          <table:table-cell table:style-name="Table2.A2" office:value-type="string">
            <text:p text:style-name="P10">0.012167299999873649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3">0.0</text:p>
          </table:table-cell>
          <table:table-cell table:style-name="Table2.A2" office:value-type="string">
            <text:p text:style-name="P13">0.009150700000191136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0.0029266000000461646</text:p>
          </table:table-cell>
          <table:table-cell table:style-name="Table2.A2" office:value-type="string">
            <text:p text:style-name="P13">0.011956799999643409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0.0032561999995778025</text:p>
          </table:table-cell>
          <table:table-cell table:style-name="Table2.A2" office:value-type="string">
            <text:p text:style-name="P13">0.012455600000248524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0.00288250000021435</text:p>
          </table:table-cell>
          <table:table-cell table:style-name="Table2.A2" office:value-type="string">
            <text:p text:style-name="P13">0.015303099999709958</text:p>
          </table:table-cell>
          <table:table-cell table:style-name="Table2.C2" office:value-type="string">
            <text:p text:style-name="P13"/>
          </table:table-cell>
        </table:table-row>
      </table:table>
      <text:p text:style-name="P5"/>
      <text:p text:style-name="P5"/>
      <text:p text:style-name="P8">OUTRO AUTOMATO…</text:p>
      <text:p text:style-name="P8"/>
      <text:p text:style-name="P8"/>
      <text:p text:style-name="P6">Teste com if→if caminho c1:</text:p>
      <text:p text:style-name="P6"/>
      <text:p text:style-name="P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C<text:span text:style-name="T2">1</text:span></text:p>
          </table:table-cell>
          <table:table-cell table:style-name="Table3.A1" office:value-type="string">
            <text:p text:style-name="P11">c<text:span text:style-name="T1">3</text:span></text:p>
          </table:table-cell>
          <table:table-cell table:style-name="Table3.C1" office:value-type="string">
            <text:p text:style-name="P11">c<text:span text:style-name="T1">3</text:span>- c<text:span text:style-name="T2">1</text:span></text:p>
          </table:table-cell>
        </table:table-row>
        <table:table-row>
          <table:table-cell table:style-name="Table3.A2" office:value-type="string">
            <text:p text:style-name="P11">0.0030609000000367814</text:p>
          </table:table-cell>
          <table:table-cell table:style-name="Table3.A2" office:value-type="string">
            <text:p text:style-name="P11">0.012230000000090512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4">0.002790800000093441</text:p>
          </table:table-cell>
          <table:table-cell table:style-name="Table3.A2" office:value-type="string">
            <text:p text:style-name="P14">0.013144000000283994</text:p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>0.002925200000117911</text:p>
          </table:table-cell>
          <table:table-cell table:style-name="Table3.A2" office:value-type="string">
            <text:p text:style-name="P14"><text:s/>0.011654799999632814</text:p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>0.002546699999857083</text:p>
          </table:table-cell>
          <table:table-cell table:style-name="Table3.A2" office:value-type="string">
            <text:p text:style-name="P14">0.013240099999711675</text:p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>0.0029906000007031254</text:p>
          </table:table-cell>
          <table:table-cell table:style-name="Table3.A2" office:value-type="string">
            <text:p text:style-name="P14">0.013177399999949557</text:p>
          </table:table-cell>
          <table:table-cell table:style-name="Table3.C2" office:value-type="string">
            <text:p text:style-name="P14"/>
          </table:table-cell>
        </table:table-row>
      </table:table>
      <text:p text:style-name="P6"/>
      <text:p text:style-name="P7">Teste com if→<text:span text:style-name="T3">else</text:span> caminho c<text:span text:style-name="T3">2</text:span>:</text:p>
      <text:p text:style-name="P4"><text:bookmark-start text:name="__DdeLink__564_670834290"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">C<text:span text:style-name="T4">2</text:span></text:p>
          </table:table-cell>
          <table:table-cell table:style-name="Table4.A1" office:value-type="string">
            <text:p text:style-name="P12">c<text:span text:style-name="T4">3</text:span></text:p>
          </table:table-cell>
          <table:table-cell table:style-name="Table4.C1" office:value-type="string">
            <text:p text:style-name="P12">c<text:span text:style-name="T1">3</text:span>- c<text:span text:style-name="T4">2</text:span></text:p>
          </table:table-cell>
        </table:table-row>
        <table:table-row>
          <table:table-cell table:style-name="Table4.A2" office:value-type="string">
            <text:p text:style-name="P12">0.002969300000495423</text:p>
          </table:table-cell>
          <table:table-cell table:style-name="Table4.A2" office:value-type="string">
            <text:p text:style-name="P12">0.016102599999521773</text:p>
          </table:table-cell>
          <table:table-cell table:style-name="Table4.C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5">0.0027876999997715757</text:p>
          </table:table-cell>
          <table:table-cell table:style-name="Table4.A2" office:value-type="string">
            <text:p text:style-name="P15">0.012550299999747948</text:p>
          </table:table-cell>
          <table:table-cell table:style-name="Table4.C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15">0.008923400000003311</text:p>
          </table:table-cell>
          <table:table-cell table:style-name="Table4.C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>0.002783100000306149</text:p>
          </table:table-cell>
          <table:table-cell table:style-name="Table4.A2" office:value-type="string">
            <text:p text:style-name="P15"><text:s/>0.012274199999592384</text:p>
          </table:table-cell>
          <table:table-cell table:style-name="Table4.C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>0.0032150999999430497</text:p>
          </table:table-cell>
          <table:table-cell table:style-name="Table4.A2" office:value-type="string">
            <text:p text:style-name="P15">0.01287400000010166</text:p>
          </table:table-cell>
          <table:table-cell table:style-name="Table4.C2" office:value-type="string">
            <text:p text:style-name="P15"/>
          </table:table-cell>
        </table:table-row>
      </table:table>
      <text:p text:style-name="P7"><text:bookmark-end text:name="__DdeLink__564_670834290"/></text:p>
      <text:p text:style-name="P18">Pelo caminho M3</text:p>
      <text:p text:style-name="P18"><text:soft-page-break/>Executando M3</text:p>
      <text:p text:style-name="P18">C3: 0.0</text:p>
      <text:p text:style-name="P18">1) </text:p>
      <text:p text:style-name="P18">trabalhando...</text:p>
      <text:p text:style-name="P18">0 gastou 0.0 de energia</text:p>
      <text:p text:style-name="P18">1trabalhando...</text:p>
      <text:p text:style-name="P18">1 gastou 0.003747600000224338 de energia</text:p>
      <text:p text:style-name="P18">2trabalhando...</text:p>
      <text:p text:style-name="P18">2 gastou 0.0 de energia</text:p>
      <text:p text:style-name="P18">3trabalhando...</text:p>
      <text:p text:style-name="P18">3 gastou 0.0 de energia</text:p>
      <text:p text:style-name="P18">4trabalhando...</text:p>
      <text:p text:style-name="P18">4 gastou 0.0 de energia</text:p>
      <text:p text:style-name="P18">5trabalhando...</text:p>
      <text:p text:style-name="P18">5 gastou 0.0 de energia</text:p>
      <text:p text:style-name="P18">6trabalhando...</text:p>
      <text:p text:style-name="P18">6 gastou 0.0033980999997766047 de energia</text:p>
      <text:p text:style-name="P18">7trabalhando...</text:p>
      <text:p text:style-name="P18">7 gastou 0.0 de energia</text:p>
      <text:p text:style-name="P18">8trabalhando...</text:p>
      <text:p text:style-name="P18">8 gastou 0.003642200000194862 de energia</text:p>
      <text:p text:style-name="P18">9trabalhando...</text:p>
      <text:p text:style-name="P18">9 gastou 0.0 de energia</text:p>
      <text:p text:style-name="P18">Custo total: 0.03238819999987754</text:p>
      <text:p text:style-name="P18"/>
      <text:p text:style-name="P18">2)</text:p>
      <text:p text:style-name="P18">Executando M3</text:p>
      <text:p text:style-name="P18">C3: 0.0</text:p>
      <text:p text:style-name="P18">0trabalhando...</text:p>
      <text:p text:style-name="P18">0 gastou 0.0 de energia</text:p>
      <text:p text:style-name="P18">1trabalhando...</text:p>
      <text:p text:style-name="P18">1 gastou 0.0 de energia</text:p>
      <text:p text:style-name="P18">2trabalhando...</text:p>
      <text:p text:style-name="P18">2 gastou 0.0 de energia</text:p>
      <text:p text:style-name="P18">3trabalhando...</text:p>
      <text:p text:style-name="P18">3 gastou 0.00439440000027389 de energia</text:p>
      <text:p text:style-name="P18">4trabalhando...</text:p>
      <text:p text:style-name="P18">4 gastou 0.0 de energia</text:p>
      <text:p text:style-name="P18">5trabalhando...</text:p>
      <text:p text:style-name="P18">5 gastou 0.0 de energia</text:p>
      <text:p text:style-name="P18">6trabalhando...</text:p>
      <text:p text:style-name="P18">6 gastou 0.0 de energia</text:p>
      <text:p text:style-name="P18">7trabalhando...</text:p>
      <text:p text:style-name="P18">7 gastou 0.0 de energia</text:p>
      <text:p text:style-name="P18">8trabalhando...</text:p>
      <text:p text:style-name="P18">8 gastou 0.0 de energia</text:p>
      <text:p text:style-name="P18">9trabalhando...</text:p>
      <text:p text:style-name="P18">9 gastou 0.0 de energia</text:p>
      <text:p text:style-name="P18">Custo total: 0.03856659999983094</text:p>
      <text:p text:style-name="P18"/>
      <text:p text:style-name="P19">3)</text:p>
      <text:p text:style-name="P18">Executando M3</text:p>
      <text:p text:style-name="P18"><text:soft-page-break/>C3: 0.0027968999993390753</text:p>
      <text:p text:style-name="P18">0trabalhando...</text:p>
      <text:p text:style-name="P18">0 gastou 0.0 de energia</text:p>
      <text:p text:style-name="P18">1trabalhando...</text:p>
      <text:p text:style-name="P18">1 gastou 0.0 de energia</text:p>
      <text:p text:style-name="P18">2trabalhando...</text:p>
      <text:p text:style-name="P18">2 gastou 0.0 de energia</text:p>
      <text:p text:style-name="P18">3trabalhando...</text:p>
      <text:p text:style-name="P18">3 gastou 0.0 de energia</text:p>
      <text:p text:style-name="P18">4trabalhando...</text:p>
      <text:p text:style-name="P18">4 gastou 0.0 de energia</text:p>
      <text:p text:style-name="P18">5trabalhando...</text:p>
      <text:p text:style-name="P18">5 gastou 0.0036254000002372776 de energia</text:p>
      <text:p text:style-name="P18">6trabalhando...</text:p>
      <text:p text:style-name="P18">6 gastou 0.0 de energia</text:p>
      <text:p text:style-name="P18">7trabalhando...</text:p>
      <text:p text:style-name="P18">7 gastou 0.0 de energia</text:p>
      <text:p text:style-name="P18">8trabalhando...</text:p>
      <text:p text:style-name="P18">8 gastou 0.0 de energia</text:p>
      <text:p text:style-name="P18">9trabalhando...</text:p>
      <text:p text:style-name="P18">9 gastou 0.0 de energia</text:p>
      <text:p text:style-name="P18">Custo total: 0.028990199999680045</text:p>
      <text:p text:style-name="P18"/>
      <text:p text:style-name="P19">4)</text:p>
      <text:p text:style-name="P19">Executando M3</text:p>
      <text:p text:style-name="P19">C3: 0.0</text:p>
      <text:p text:style-name="P19">0trabalhando...</text:p>
      <text:p text:style-name="P19">0 gastou 0.003215000000091095 de energia</text:p>
      <text:p text:style-name="P19">1trabalhando...</text:p>
      <text:p text:style-name="P19">1 gastou 0.0 de energia</text:p>
      <text:p text:style-name="P19">2trabalhando...</text:p>
      <text:p text:style-name="P19">2 gastou 0.0 de energia</text:p>
      <text:p text:style-name="P19">3trabalhando...</text:p>
      <text:p text:style-name="P19">3 gastou 0.0 de energia</text:p>
      <text:p text:style-name="P19">4trabalhando...</text:p>
      <text:p text:style-name="P19">4 gastou 0.0 de energia</text:p>
      <text:p text:style-name="P19">5trabalhando...</text:p>
      <text:p text:style-name="P19">5 gastou 0.003582800000003772 de energia</text:p>
      <text:p text:style-name="P19">6trabalhando...</text:p>
      <text:p text:style-name="P19">6 gastou 0.0 de energia</text:p>
      <text:p text:style-name="P19">7trabalhando...</text:p>
      <text:p text:style-name="P19">7 gastou 0.0 de energia</text:p>
      <text:p text:style-name="P19">8trabalhando...</text:p>
      <text:p text:style-name="P19">8 gastou 0.0 de energia</text:p>
      <text:p text:style-name="P19">9trabalhando...</text:p>
      <text:p text:style-name="P19">9 gastou 0.0 de energia</text:p>
      <text:p text:style-name="P19">Custo total: 0.032727100000192876</text:p>
      <text:p text:style-name="P19"/>
      <text:p text:style-name="P20">5)</text:p>
      <text:p text:style-name="P20">Executando M3</text:p>
      <text:p text:style-name="P20">C3: 0.002861000000120839</text:p>
      <text:p text:style-name="P20">0trabalhando...</text:p>
      <text:p text:style-name="P20"><text:soft-page-break/>0 gastou 0.004039100000045437 de energia</text:p>
      <text:p text:style-name="P20">1trabalhando...</text:p>
      <text:p text:style-name="P20">1 gastou 0.0 de energia</text:p>
      <text:p text:style-name="P20">2trabalhando...</text:p>
      <text:p text:style-name="P20">2 gastou 0.004504300000007788 de energia</text:p>
      <text:p text:style-name="P20">3trabalhando...</text:p>
      <text:p text:style-name="P20">3 gastou 0.004415900000458351 de energia</text:p>
      <text:p text:style-name="P20">4trabalhando...</text:p>
      <text:p text:style-name="P20">4 gastou 0.0 de energia</text:p>
      <text:p text:style-name="P20">5trabalhando...</text:p>
      <text:p text:style-name="P20">5 gastou 0.0 de energia</text:p>
      <text:p text:style-name="P20">6trabalhando...</text:p>
      <text:p text:style-name="P20">6 gastou 0.0 de energia</text:p>
      <text:p text:style-name="P20">7trabalhando...</text:p>
      <text:p text:style-name="P20">7 gastou 0.00467380000045523 de energia</text:p>
      <text:p text:style-name="P20">8trabalhando...</text:p>
      <text:p text:style-name="P20">8 gastou 0.0 de energia</text:p>
      <text:p text:style-name="P20">9trabalhando...</text:p>
      <text:p text:style-name="P20">9 gastou 0.0 de energia</text:p>
      <text:p text:style-name="P20">Custo total: 0.043316600000616746</text:p>
      <text:p text:style-name="P20"/>
      <text:p text:style-name="P20">6)</text:p>
      <text:p text:style-name="P20"/>
      <text:p text:style-name="P20">Executando M3</text:p>
      <text:p text:style-name="P20">C3: 0.0</text:p>
      <text:p text:style-name="P20">0trabalhando...</text:p>
      <text:p text:style-name="P20">0 gastou 0.0 de energia</text:p>
      <text:p text:style-name="P20">1trabalhando...</text:p>
      <text:p text:style-name="P20">1 gastou 0.0 de energia</text:p>
      <text:p text:style-name="P20">2trabalhando...</text:p>
      <text:p text:style-name="P20">2 gastou 0.0 de energia</text:p>
      <text:p text:style-name="P20">3trabalhando...</text:p>
      <text:p text:style-name="P20">3 gastou 0.0 de energia</text:p>
      <text:p text:style-name="P20">4trabalhando...</text:p>
      <text:p text:style-name="P20">4 gastou 0.003944500000034168 de energia</text:p>
      <text:p text:style-name="P20">5trabalhando...</text:p>
      <text:p text:style-name="P20">5 gastou 0.0 de energia</text:p>
      <text:p text:style-name="P20">6trabalhando...</text:p>
      <text:p text:style-name="P20">6 gastou 0.00414420000033715 de energia</text:p>
      <text:p text:style-name="P20">7trabalhando...</text:p>
      <text:p text:style-name="P20">7 gastou 0.0 de energia</text:p>
      <text:p text:style-name="P20">8trabalhando...</text:p>
      <text:p text:style-name="P20">8 gastou 0.0 de energia</text:p>
      <text:p text:style-name="P20">9trabalhando...</text:p>
      <text:p text:style-name="P20">9 gastou 0.0 de energia</text:p>
      <text:p text:style-name="P20">Custo total: 0.034033200000340005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09:05.074218343</meta:creation-date>
    <dc:date>2019-08-22T14:04:50.365899914</dc:date>
    <meta:editing-duration>PT5H11M22S</meta:editing-duration>
    <meta:editing-cycles>13</meta:editing-cycles>
    <meta:generator>LibreOffice/6.0.7.3$Linux_X86_64 LibreOffice_project/00m0$Build-3</meta:generator>
    <meta:document-statistic meta:table-count="4" meta:image-count="0" meta:object-count="0" meta:page-count="4" meta:paragraph-count="203" meta:word-count="490" meta:character-count="3809" meta:non-whitespace-character-count="3519"/>
  </office:meta>
</office:document-meta>
</file>